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98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3.92mm"/>
    </style:style>
    <style:style style:name="co6" style:family="table-column">
      <style:table-column-properties fo:break-before="auto" style:column-width="12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06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2" table:default-cell-style-name="Default"/>
        <table:table-column table:style-name="co3" table:default-cell-style-name="ce9"/>
        <table:table-column table:style-name="co4" table:number-columns-repeated="2" table:default-cell-style-name="ce13"/>
        <table:table-column table:style-name="co6" table:number-columns-repeated="2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ATO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0" office:value-type="float" office:value="21" calcext:value-type="float">
            <text:p>21</text:p>
          </table:table-cell>
          <table:table-cell table:style-name="ce16" office:value-type="float" office:value="37" calcext:value-type="float">
            <text:p>37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table:style-name="ce19"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table:style-name="ce19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table:style-name="ce19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float" office:value="145" calcext:value-type="float">
            <text:p>145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4"/>
        </table:table-row>
        <table:table-row table:style-name="ro1">
          <table:table-cell table:style-name="ce9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EDIA</text:p>
          </table:table-cell>
          <table:table-cell table:style-name="ce14"/>
          <table:table-cell table:number-columns-repeated="4"/>
        </table:table-row>
        <table:table-row table:style-name="ro1">
          <table:table-cell table:style-name="ce9" office:value-type="string" calcext:value-type="string">
            <text:p>&gt; 50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%+50</text:p>
          </table:table-cell>
          <table:table-cell table:style-name="ce15"/>
          <table:table-cell table:number-columns-repeated="4"/>
        </table:table-row>
        <table:table-row table:style-name="ro1">
          <table:table-cell table:style-name="ce9" office:value-type="string" calcext:value-type="string">
            <text:p>MAXIMO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MINIMO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N.º DATOS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table table:name="Hoja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0:15:42.4957318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2:25:48.592394000</meta:creation-date>
    <dc:date>2019-09-17T10:15:52.116138681</dc:date>
    <meta:editing-duration>PT10M18S</meta:editing-duration>
    <meta:editing-cycles>6</meta:editing-cycles>
    <meta:generator>LibreOffice/6.0.5.2$MacOSX_X86_64 LibreOffice_project/54c8cbb85f300ac59db32fe8a675ff7683cd5a16</meta:generator>
    <meta:document-statistic meta:table-count="2" meta:cell-count="23" meta:object-count="0"/>
  </office:meta>
</office:document-meta>
</file>